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eaba" officeooo:paragraph-rsid="0012eaba"/>
    </style:style>
    <style:style style:name="P2" style:family="paragraph" style:parent-style-name="Standard">
      <style:text-properties officeooo:rsid="0013ca0a" officeooo:paragraph-rsid="0013ca0a"/>
    </style:style>
    <style:style style:name="P3" style:family="paragraph" style:parent-style-name="Standard">
      <style:text-properties officeooo:rsid="00151591" officeooo:paragraph-rsid="00151591"/>
    </style:style>
    <style:style style:name="P4" style:family="paragraph" style:parent-style-name="Standard">
      <style:text-properties officeooo:rsid="0015a38b" officeooo:paragraph-rsid="0015a38b"/>
    </style:style>
    <style:style style:name="P5" style:family="paragraph" style:parent-style-name="Standard">
      <style:text-properties fo:font-size="12pt" officeooo:rsid="0013ca0a" officeooo:paragraph-rsid="0013ca0a" style:font-size-asian="12pt" style:font-size-complex="12pt"/>
    </style:style>
    <style:style style:name="P6" style:family="paragraph" style:parent-style-name="Standard">
      <style:text-properties style:font-name="Liberation Serif" fo:font-size="13pt" officeooo:paragraph-rsid="0013ca0a" style:font-size-asian="13pt" style:font-size-complex="13pt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rsid="0012eaba" officeooo:paragraph-rsid="0012eaba" style:font-weight-asian="bold" style:font-weight-complex="bold"/>
    </style:style>
    <style:style style:name="P9" style:family="paragraph" style:parent-style-name="Standard">
      <style:text-properties fo:font-weight="bold" officeooo:rsid="0013ca0a" officeooo:paragraph-rsid="0013ca0a" style:font-weight-asian="bold" style:font-weight-complex="bold"/>
    </style:style>
    <style:style style:name="P10" style:family="paragraph" style:parent-style-name="Standard">
      <style:text-properties fo:font-weight="bold" officeooo:rsid="00151591" officeooo:paragraph-rsid="00151591" style:font-weight-asian="bold" style:font-weight-complex="bold"/>
    </style:style>
    <style:style style:name="P11" style:family="paragraph" style:parent-style-name="Standard">
      <style:text-properties fo:font-size="13pt" officeooo:paragraph-rsid="00151591" style:font-size-asian="13pt" style:font-size-complex="13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T1" style:family="text">
      <style:text-properties officeooo:rsid="0012eaba"/>
    </style:style>
    <style:style style:name="T2" style:family="text">
      <style:text-properties officeooo:rsid="0013ca0a"/>
    </style:style>
    <style:style style:name="T3" style:family="text">
      <style:text-properties officeooo:rsid="00151591"/>
    </style:style>
    <style:style style:name="T4" style:family="text">
      <style:text-properties officeooo:rsid="0015a38b"/>
    </style:style>
    <style:style style:name="T5" style:family="text">
      <style:text-properties fo:color="#800000" style:font-name="Monospace" fo:font-size="10pt" fo:font-weight="bold" style:font-size-asian="10pt" style:font-weight-asian="bold"/>
    </style:style>
    <style:style style:name="T6" style:family="text">
      <style:text-properties fo:color="#800000" style:font-name="Monospace" fo:font-weight="bold" style:font-weight-asian="bold"/>
    </style:style>
    <style:style style:name="T7" style:family="text">
      <style:text-properties fo:color="#800000" fo:font-weight="bold" style:font-weight-asian="bold"/>
    </style:style>
    <style:style style:name="T8" style:family="text">
      <style:text-properties fo:color="#800000" style:font-name="Liberation Serif" fo:font-weight="bold" style:font-weight-asian="bold"/>
    </style:style>
    <style:style style:name="T9" style:family="text">
      <style:text-properties fo:color="#3c3c3c"/>
    </style:style>
    <style:style style:name="T10" style:family="text">
      <style:text-properties fo:color="#3c3c3c" style:font-name="Monospace"/>
    </style:style>
    <style:style style:name="T11" style:family="text">
      <style:text-properties fo:color="#3c3c3c" style:font-name="Monospace" fo:font-size="10pt" style:font-size-asian="10pt"/>
    </style:style>
    <style:style style:name="T12" style:family="text">
      <style:text-properties fo:color="#3c3c3c" style:font-name="Liberation Serif"/>
    </style:style>
    <style:style style:name="T13" style:family="text">
      <style:text-properties fo:color="#000000"/>
    </style:style>
    <style:style style:name="T14" style:family="text">
      <style:text-properties fo:color="#000000" style:font-name="Monospace"/>
    </style:style>
    <style:style style:name="T15" style:family="text">
      <style:text-properties fo:color="#000000" style:font-name="Monospace" fo:font-size="10pt" style:font-size-asian="10pt"/>
    </style:style>
    <style:style style:name="T16" style:family="text">
      <style:text-properties fo:color="#000000" style:font-name="Liberation Serif"/>
    </style:style>
    <style:style style:name="T17" style:family="text">
      <style:text-properties fo:color="#008000"/>
    </style:style>
    <style:style style:name="T18" style:family="text">
      <style:text-properties fo:color="#008000" style:font-name="Monospace"/>
    </style:style>
    <style:style style:name="T19" style:family="text">
      <style:text-properties fo:color="#008000" style:font-name="Monospace" fo:font-size="10pt" style:font-size-asian="10pt"/>
    </style:style>
    <style:style style:name="T20" style:family="text">
      <style:text-properties fo:color="#008000" style:font-name="Liberation Serif"/>
    </style:style>
    <style:style style:name="T21" style:family="text">
      <style:text-properties fo:color="#000080" style:font-name="Monospace" fo:font-size="10pt" fo:font-weight="bold" style:font-size-asian="10pt" style:font-weight-asian="bold"/>
    </style:style>
    <style:style style:name="T22" style:family="text">
      <style:text-properties fo:color="#000080" style:font-name="Monospace" fo:font-weight="bold" style:font-weight-asian="bold"/>
    </style:style>
    <style:style style:name="T23" style:family="text">
      <style:text-properties fo:color="#000080" fo:font-weight="bold" style:font-weight-asian="bold"/>
    </style:style>
    <style:style style:name="T24" style:family="text">
      <style:text-properties fo:color="#000080" style:font-name="Liberation Serif" fo:font-weight="bold" style:font-weight-asian="bold"/>
    </style:style>
    <style:style style:name="T25" style:family="text">
      <style:text-properties fo:color="#0000ff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----------------------------------------<text:span text:style-name="T1">New Lad/ModifyQuery-----------------------------------------</text:span></text:p>
      <text:p text:style-name="Standard"/>
      <text:p text:style-name="Standard"/>
      <text:p text:style-name="P1"><text:span text:style-name="T5">select</text:span></text:p>
      <text:p text:style-name="P12"><text:span text:style-name="T11"><text:tab/></text:span><text:span text:style-name="T5">distinct</text:span><text:span text:style-name="T11"> </text:span><text:span text:style-name="T15">l.id</text:span><text:span text:style-name="T11"> </text:span><text:span text:style-name="T15">id,</text:span></text:p>
      <text:p text:style-name="P12"><text:span text:style-name="T11"><text:tab/></text:span><text:span text:style-name="T15">isnull(l.assigned_user_id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assigned_user_id,</text:span></text:p>
      <text:p text:style-name="P12"><text:span text:style-name="T11"><text:tab/></text:span><text:span text:style-name="T15">isnull(i.individual_key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individual_key,</text:span></text:p>
      <text:p text:style-name="P12"><text:span text:style-name="T11"><text:tab/></text:span><text:span text:style-name="T15">isnull(l.lead_source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lead_source,</text:span></text:p>
      <text:p text:style-name="P12"><text:span text:style-name="T11"><text:tab/></text:span><text:span text:style-name="T15">isnull(l.status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status,</text:span></text:p>
      <text:p text:style-name="P12"><text:span text:style-name="T11"><text:tab/></text:span><text:span text:style-name="T15">isnull(lc.priority_c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priority_c,</text:span></text:p>
      <text:p text:style-name="P12"><text:span text:style-name="T11"><text:tab/></text:span><text:span text:style-name="T15">isnull(lc.purch_intention_time_cd_c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purch_intention_time_cd_c,</text:span></text:p>
      <text:p text:style-name="P12"><text:span text:style-name="T11"><text:tab/></text:span><text:span text:style-name="T15">isnull(lc.cv_make_desc_c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cv_make_desc_c,</text:span></text:p>
      <text:p text:style-name="P12"><text:span text:style-name="T11"><text:tab/></text:span><text:span text:style-name="T15">isnull(lc.cv_model_desc_c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cv_model_desc_c,</text:span></text:p>
      <text:p text:style-name="P12"><text:span text:style-name="T11"><text:tab/></text:span><text:span text:style-name="T15">isnull(lc.voi_make_desc_c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voi_make_desc_c,</text:span></text:p>
      <text:p text:style-name="P12"><text:span text:style-name="T11"><text:tab/></text:span><text:span text:style-name="T15">isnull(lc.voi_model_desc_c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voi_model_desc_c,</text:span></text:p>
      <text:p text:style-name="P12"><text:span text:style-name="T11"><text:tab/></text:span><text:span text:style-name="T15">isnull(lc.call_to_action_cd_c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call_to_action_cd_c,</text:span></text:p>
      <text:p text:style-name="P12"><text:span text:style-name="T11"><text:tab/></text:span><text:span text:style-name="T15">isnull(lc.event_id_c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event_id_c,</text:span></text:p>
      <text:p text:style-name="P12"><text:span text:style-name="T11"><text:tab/></text:span><text:span text:style-name="T15">isnull(lc.event_name_c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event_name_c,</text:span></text:p>
      <text:p text:style-name="P12"><text:span text:style-name="T11"><text:tab/></text:span><text:span text:style-name="T15">isnull(lc.submission_date_c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submission_date_c,</text:span></text:p>
      <text:p text:style-name="P12"><text:span text:style-name="T11"><text:tab/></text:span><text:span text:style-name="T15">isnull(l.created_by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created_by,</text:span></text:p>
      <text:p text:style-name="P12"><text:span text:style-name="T11"><text:tab/></text:span><text:span text:style-name="T15">l.date_entered,</text:span></text:p>
      <text:p text:style-name="P12"><text:span text:style-name="T11"><text:tab/></text:span><text:span text:style-name="T15">isnull(l.modified_user_id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modified_user_id,</text:span></text:p>
      <text:p text:style-name="P12"><text:span text:style-name="T11"><text:tab/></text:span><text:span text:style-name="T15">l.date_modified,</text:span></text:p>
      <text:p text:style-name="P12"><text:span text:style-name="T11"><text:tab/></text:span><text:span text:style-name="T15">isnull(lc.dealer_key_c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dealer_key_c,</text:span></text:p>
      <text:p text:style-name="P12"><text:span text:style-name="T11"><text:tab/></text:span><text:span text:style-name="T15">lc.lead_number_c,</text:span></text:p>
      <text:p text:style-name="P12"><text:span text:style-name="T11"><text:tab/></text:span><text:span text:style-name="T15">l.deleted,</text:span></text:p>
      <text:p text:style-name="P12"><text:span text:style-name="T11"><text:tab/></text:span><text:span text:style-name="T15">isnull(lc.comments_c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comments_c,</text:span></text:p>
      <text:p text:style-name="P12"><text:span text:style-name="T11"><text:tab/></text:span><text:span text:style-name="T15">cilc.cust1_indic534ividual_ida</text:span><text:span text:style-name="T11"> </text:span><text:span text:style-name="T15">individual_id,</text:span></text:p>
      <text:p text:style-name="P12"><text:span text:style-name="T11"><text:tab/></text:span><text:span text:style-name="T15">isnull(lc.other_dealer_code_c</text:span><text:span text:style-name="T11"> </text:span><text:span text:style-name="T15">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other_dealer_code_c2</text:span></text:p>
      <text:p text:style-name="P12"><text:span text:style-name="T5">from</text:span></text:p>
      <text:p text:style-name="P12"><text:span text:style-name="T11"><text:tab/></text:span><text:span text:style-name="T15">leads</text:span><text:span text:style-name="T11"> </text:span><text:span text:style-name="T15">l</text:span></text:p>
      <text:p text:style-name="P12"><text:span text:style-name="T5">left</text:span><text:span text:style-name="T11"> </text:span><text:span text:style-name="T5">join</text:span><text:span text:style-name="T11"> </text:span><text:span text:style-name="T15">leads_cstm</text:span><text:span text:style-name="T11"> </text:span><text:span text:style-name="T15">lc</text:span><text:span text:style-name="T11"> </text:span><text:span text:style-name="T5">on</text:span></text:p>
      <text:p text:style-name="P12"><text:span text:style-name="T11"><text:tab/></text:span><text:span text:style-name="T15">(l.id</text:span><text:span text:style-name="T11"> </text:span><text:span text:style-name="T15">=</text:span><text:span text:style-name="T11"> </text:span><text:span text:style-name="T15">lc.id_c)</text:span></text:p>
      <text:p text:style-name="P12"><text:span text:style-name="T5">left</text:span><text:span text:style-name="T11"> </text:span><text:span text:style-name="T5">join</text:span><text:span text:style-name="T11"> </text:span><text:span text:style-name="T15">cust1_individual_leads_c</text:span><text:span text:style-name="T11"> </text:span><text:span text:style-name="T15">cilc</text:span><text:span text:style-name="T11"> </text:span><text:span text:style-name="T5">on</text:span></text:p>
      <text:p text:style-name="P12"><text:span text:style-name="T11"><text:tab/></text:span><text:span text:style-name="T15">(cilc.cust1_indie239dsleads_idb</text:span><text:span text:style-name="T11"> </text:span><text:span text:style-name="T15">=</text:span><text:span text:style-name="T11"> </text:span><text:span text:style-name="T15">l.id)</text:span></text:p>
      <text:p text:style-name="P12"><text:span text:style-name="T5">join</text:span><text:span text:style-name="T11"> </text:span><text:span text:style-name="T15">cust1_individual</text:span><text:span text:style-name="T11"> </text:span><text:span text:style-name="T15">i</text:span><text:span text:style-name="T11"> </text:span><text:span text:style-name="T5">on</text:span></text:p>
      <text:p text:style-name="P12"><text:span text:style-name="T11"><text:tab/></text:span><text:span text:style-name="T15">(i.id</text:span><text:span text:style-name="T11"> </text:span><text:span text:style-name="T15">=</text:span><text:span text:style-name="T11"> </text:span><text:span text:style-name="T15">cilc.cust1_indic534ividual_ida)</text:span></text:p>
      <text:p text:style-name="P12"><text:span text:style-name="T5">where</text:span></text:p>
      <text:p text:style-name="P12"><text:span text:style-name="T11"><text:tab/></text:span><text:span text:style-name="T15">l.date_entered</text:span><text:span text:style-name="T11"> </text:span><text:span text:style-name="T15">&gt;</text:span><text:span text:style-name="T11"> </text:span><text:span text:style-name="T21">:markerDate</text:span></text:p>
      <text:p text:style-name="P1"><text:span text:style-name="T9"/></text:p>
      <text:p text:style-name="P1"/>
      <text:p text:style-name="P1"/>
      <text:p text:style-name="P1"><text:soft-page-break/></text:p>
      <text:p text:style-name="P8">-----------------------------------<text:span text:style-name="T2">Individual New/Modify-------------------------------------</text:span></text:p>
      <text:p text:style-name="P1"/>
      <text:p text:style-name="P1"/>
      <text:p text:style-name="P6"><text:span text:style-name="T5">select</text:span></text:p>
      <text:p text:style-name="P12"><text:span text:style-name="T11"><text:tab/></text:span><text:span text:style-name="T5">distinct</text:span><text:span text:style-name="T11"> </text:span><text:span text:style-name="T15">individual_key,</text:span></text:p>
      <text:p text:style-name="P12"><text:span text:style-name="T11"><text:tab/></text:span><text:span text:style-name="T15">isnull(household_key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household_key,</text:span></text:p>
      <text:p text:style-name="P12"><text:span text:style-name="T11"><text:tab/></text:span><text:span text:style-name="T15">isnull(company_name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company_name,</text:span></text:p>
      <text:p text:style-name="P12"><text:span text:style-name="T11"><text:tab/></text:span><text:span text:style-name="T15">isnull(first_name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first_name,</text:span></text:p>
      <text:p text:style-name="P12"><text:span text:style-name="T11"><text:tab/></text:span><text:span text:style-name="T15">isnull(last_name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last_name,</text:span></text:p>
      <text:p text:style-name="P12"><text:span text:style-name="T11"><text:tab/></text:span><text:span text:style-name="T15">isnull(email_address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email_address,</text:span></text:p>
      <text:p text:style-name="P12"><text:span text:style-name="T11"><text:tab/></text:span><text:span text:style-name="T15">isnull(phone_home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phone_home,</text:span></text:p>
      <text:p text:style-name="P12"><text:span text:style-name="T11"><text:tab/></text:span><text:span text:style-name="T15">isnull(phone_mobile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phone_mobile,</text:span></text:p>
      <text:p text:style-name="P12"><text:span text:style-name="T11"><text:tab/></text:span><text:span text:style-name="T15">isnull(email_opt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email_opt,</text:span></text:p>
      <text:p text:style-name="P12"><text:span text:style-name="T11"><text:tab/></text:span><text:span text:style-name="T15">isnull(assigned_dealer_code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assigned_dealer_code,</text:span></text:p>
      <text:p text:style-name="P12"><text:span text:style-name="T11"><text:tab/></text:span><text:span text:style-name="T15">isnull(assigned_user_id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assigned_user_id,</text:span></text:p>
      <text:p text:style-name="P12"><text:span text:style-name="T11"><text:tab/></text:span><text:span text:style-name="T15">isnull(address_line1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address_line1,</text:span></text:p>
      <text:p text:style-name="P12"><text:span text:style-name="T11"><text:tab/></text:span><text:span text:style-name="T15">isnull(address_line2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address_line2,</text:span></text:p>
      <text:p text:style-name="P12"><text:span text:style-name="T11"><text:tab/></text:span><text:span text:style-name="T15">isnull(address_line3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address_line3,</text:span></text:p>
      <text:p text:style-name="P12"><text:span text:style-name="T11"><text:tab/></text:span><text:span text:style-name="T15">isnull(address_line4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address_line4,</text:span></text:p>
      <text:p text:style-name="P12"><text:span text:style-name="T11"><text:tab/></text:span><text:span text:style-name="T15">isnull(city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city,</text:span></text:p>
      <text:p text:style-name="P12"><text:span text:style-name="T11"><text:tab/></text:span><text:span text:style-name="T15">isnull(postal_code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postal_code,</text:span></text:p>
      <text:p text:style-name="P12"><text:span text:style-name="T11"><text:tab/></text:span><text:span text:style-name="T15">isnull(state_province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state_province,</text:span></text:p>
      <text:p text:style-name="P12"><text:span text:style-name="T11"><text:tab/></text:span><text:span text:style-name="T15">isnull(country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country,</text:span></text:p>
      <text:p text:style-name="P12"><text:span text:style-name="T11"><text:tab/></text:span><text:span text:style-name="T15">date_entered,</text:span></text:p>
      <text:p text:style-name="P12"><text:span text:style-name="T11"><text:tab/></text:span><text:span text:style-name="T15">isnull(created_by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created_by,</text:span></text:p>
      <text:p text:style-name="P12"><text:span text:style-name="T11"><text:tab/></text:span><text:span text:style-name="T15">date_modified,</text:span></text:p>
      <text:p text:style-name="P12"><text:span text:style-name="T11"><text:tab/></text:span><text:span text:style-name="T15">deleted</text:span></text:p>
      <text:p text:style-name="P12"><text:span text:style-name="T5">from</text:span></text:p>
      <text:p text:style-name="P12"><text:span text:style-name="T11"><text:tab/></text:span><text:span text:style-name="T15">cust1_individual</text:span></text:p>
      <text:p text:style-name="P12"><text:span text:style-name="T5">where</text:span></text:p>
      <text:p text:style-name="P12"><text:span text:style-name="T11"><text:tab/></text:span><text:span text:style-name="T15">id</text:span><text:span text:style-name="T11"> </text:span><text:span text:style-name="T15">=</text:span><text:span text:style-name="T11"> </text:span><text:span text:style-name="T21">:id</text:span></text:p>
      <text:p text:style-name="P6"><text:span text:style-name="T13"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9">----------------------------------------<text:span text:style-name="T3">New Case/Modify----------------------------------</text:span></text:p>
      <text:p text:style-name="P2"/>
      <text:p text:style-name="P2"/>
      <text:p text:style-name="P11"><text:span text:style-name="T5">select</text:span></text:p>
      <text:p text:style-name="P12"><text:span text:style-name="T11"><text:tab/></text:span><text:span text:style-name="T15">c.case_number,</text:span></text:p>
      <text:p text:style-name="P12"><text:span text:style-name="T11"><text:tab/></text:span><text:span text:style-name="T15">isnull(cm.comments_c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comments,</text:span></text:p>
      <text:p text:style-name="P12"><text:span text:style-name="T11"><text:tab/></text:span><text:span text:style-name="T15">cm.close_date_c,</text:span></text:p>
      <text:p text:style-name="P12"><text:span text:style-name="T11"><text:tab/></text:span><text:span text:style-name="T15">c.date_entered,</text:span></text:p>
      <text:p text:style-name="P12"><text:span text:style-name="T11"><text:tab/></text:span><text:span text:style-name="T15">c.date_modified,</text:span></text:p>
      <text:p text:style-name="P12"><text:span text:style-name="T11"><text:tab/></text:span><text:span text:style-name="T15">isnull(cm.first_contact_resolution_c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first_contact,</text:span></text:p>
      <text:p text:style-name="P12"><text:span text:style-name="T11"><text:tab/></text:span><text:span text:style-name="T15">isnull(c.id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id,</text:span></text:p>
      <text:p text:style-name="P12"><text:span text:style-name="T11"><text:tab/></text:span><text:span text:style-name="T15">isnull(c.assigned_user_id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assigned_user_id,</text:span></text:p>
      <text:p text:style-name="P12"><text:span text:style-name="T11"><text:tab/></text:span><text:span text:style-name="T15">isnull(c.created_by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created_by,</text:span></text:p>
      <text:p text:style-name="P12"><text:span text:style-name="T11"><text:tab/></text:span><text:span text:style-name="T15">isnull(cm.dealer_key_c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dealer_key,</text:span></text:p>
      <text:p text:style-name="P12"><text:span text:style-name="T11"><text:tab/></text:span><text:span text:style-name="T15">isnull(c.modified_user_id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modified_user_id,</text:span></text:p>
      <text:p text:style-name="P12"><text:span text:style-name="T11"><text:tab/></text:span><text:span text:style-name="T15">isnull(c.individual_key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individual_key,</text:span></text:p>
      <text:p text:style-name="P12"><text:span text:style-name="T11"><text:tab/></text:span><text:span text:style-name="T15">isnull(c.priority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priority,</text:span></text:p>
      <text:p text:style-name="P12"><text:span text:style-name="T11"><text:tab/></text:span><text:span text:style-name="T15">isnull(cm.case_source_c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5">source</text:span><text:span text:style-name="T15">,</text:span></text:p>
      <text:p text:style-name="P12"><text:span text:style-name="T11"><text:tab/></text:span><text:span text:style-name="T15">isnull(c.status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status,</text:span></text:p>
      <text:p text:style-name="P12"><text:span text:style-name="T11"><text:tab/></text:span><text:span text:style-name="T15">isnull(cm.case_category_c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category,</text:span></text:p>
      <text:p text:style-name="P12"><text:span text:style-name="T11"><text:tab/></text:span><text:span text:style-name="T15">isnull(cm.subcat_dealer_service_c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subCategory1,</text:span></text:p>
      <text:p text:style-name="P12"><text:span text:style-name="T11"><text:tab/></text:span><text:span text:style-name="T15">isnull(cm.subcat_dealer_sales_c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subCategory2,</text:span></text:p>
      <text:p text:style-name="P12"><text:span text:style-name="T11"><text:tab/></text:span><text:span text:style-name="T15">isnull(c.</text:span><text:span text:style-name="T5">type</text:span><text:span text:style-name="T15">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5">type</text:span><text:span text:style-name="T15">,</text:span></text:p>
      <text:p text:style-name="P12"><text:span text:style-name="T11"><text:tab/></text:span><text:span text:style-name="T15">c.deleted</text:span></text:p>
      <text:p text:style-name="P12"><text:span text:style-name="T5">from</text:span></text:p>
      <text:p text:style-name="P12"><text:span text:style-name="T11"><text:tab/></text:span><text:span text:style-name="T15">cases</text:span><text:span text:style-name="T11"> </text:span><text:span text:style-name="T15">c</text:span></text:p>
      <text:p text:style-name="P12"><text:span text:style-name="T5">left</text:span><text:span text:style-name="T11"> </text:span><text:span text:style-name="T5">join</text:span><text:span text:style-name="T11"> </text:span><text:span text:style-name="T15">cases_cstm</text:span><text:span text:style-name="T11"> </text:span><text:span text:style-name="T15">cm</text:span><text:span text:style-name="T11"> </text:span><text:span text:style-name="T5">on</text:span></text:p>
      <text:p text:style-name="P12"><text:span text:style-name="T11"><text:tab/></text:span><text:span text:style-name="T15">(c.id</text:span><text:span text:style-name="T11"> </text:span><text:span text:style-name="T15">=</text:span><text:span text:style-name="T11"> </text:span><text:span text:style-name="T15">cm.id_c)</text:span></text:p>
      <text:p text:style-name="P12"><text:span text:style-name="T5">left</text:span><text:span text:style-name="T11"> </text:span><text:span text:style-name="T5">join</text:span><text:span text:style-name="T11"> </text:span><text:span text:style-name="T15">cust1_individual_cases_c</text:span><text:span text:style-name="T11"> </text:span><text:span text:style-name="T15">cic</text:span><text:span text:style-name="T11"> </text:span><text:span text:style-name="T5">on</text:span></text:p>
      <text:p text:style-name="P12"><text:span text:style-name="T11"><text:tab/></text:span><text:span text:style-name="T15">(c.id</text:span><text:span text:style-name="T11"> </text:span><text:span text:style-name="T15">=</text:span><text:span text:style-name="T11"> </text:span><text:span text:style-name="T15">cic.cust1_indi8762escases_idb)</text:span></text:p>
      <text:p text:style-name="P12"><text:span text:style-name="T5">left</text:span><text:span text:style-name="T11"> </text:span><text:span text:style-name="T5">join</text:span><text:span text:style-name="T11"> </text:span><text:span text:style-name="T15">cust1_individual</text:span><text:span text:style-name="T11"> </text:span><text:span text:style-name="T15">ci</text:span><text:span text:style-name="T11"> </text:span><text:span text:style-name="T5">on</text:span></text:p>
      <text:p text:style-name="P12"><text:span text:style-name="T11"><text:tab/></text:span><text:span text:style-name="T15">(ci.id</text:span><text:span text:style-name="T11"> </text:span><text:span text:style-name="T15">=</text:span><text:span text:style-name="T11"> </text:span><text:span text:style-name="T15">cic.cust1_indi207fividual_ida</text:span><text:span text:style-name="T11"> </text:span><text:span text:style-name="T15">)</text:span></text:p>
      <text:p text:style-name="P12"><text:span text:style-name="T5">where</text:span></text:p>
      <text:p text:style-name="P12"><text:span text:style-name="T11"><text:tab/></text:span><text:span text:style-name="T15">cic.deleted</text:span><text:span text:style-name="T11"> </text:span><text:span text:style-name="T15">=</text:span><text:span text:style-name="T11"> </text:span><text:span text:style-name="T19">'false'</text:span></text:p>
      <text:p text:style-name="P12"><text:span text:style-name="T11"><text:tab/></text:span><text:span text:style-name="T5">and</text:span><text:span text:style-name="T11"> </text:span><text:span text:style-name="T15">c.date_modified</text:span><text:span text:style-name="T11"> </text:span><text:span text:style-name="T15">&gt;</text:span><text:span text:style-name="T11"> </text:span><text:span text:style-name="T21">:markerDate</text:span></text:p>
      <text:p text:style-name="P11"><text:span text:style-name="T9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--------------------------------<text:span text:style-name="T4">Owner New/Modify----------------------------------------------</text:span></text:p>
      <text:p text:style-name="P3"/>
      <text:p text:style-name="P4"><text:span text:style-name="T5">select</text:span></text:p>
      <text:p text:style-name="P12"><text:span text:style-name="T11"><text:tab/></text:span><text:span text:style-name="T5">distinct</text:span><text:span text:style-name="T11"> </text:span><text:span text:style-name="T15">ci.individual_key</text:span><text:span text:style-name="T11"> </text:span><text:span text:style-name="T15">individual_key,</text:span></text:p>
      <text:p text:style-name="P12"><text:span text:style-name="T11"><text:tab/></text:span><text:span text:style-name="T15">isnull(cioc.cust1_indi8483nership_idb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sugarVKey,</text:span></text:p>
      <text:p text:style-name="P12"><text:span text:style-name="T11"><text:tab/></text:span><text:span text:style-name="T15">isnull(cv.vin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vin,</text:span></text:p>
      <text:p text:style-name="P12"><text:span text:style-name="T11"><text:tab/></text:span><text:span text:style-name="T15">isnull(owner_cycle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5">cycle</text:span><text:span text:style-name="T15">,</text:span></text:p>
      <text:p text:style-name="P12"><text:span text:style-name="T11"><text:tab/></text:span><text:span text:style-name="T15">isnull(cvo.sale_type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sale_type,</text:span></text:p>
      <text:p text:style-name="P12"><text:span text:style-name="T11"><text:tab/></text:span><text:span text:style-name="T15">isnull(transaction_type_key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transaction_type,</text:span></text:p>
      <text:p text:style-name="P12"><text:span text:style-name="T11"><text:tab/></text:span><text:span text:style-name="T15">aquisition_date,</text:span></text:p>
      <text:p text:style-name="P12"><text:span text:style-name="T11"><text:tab/></text:span><text:span text:style-name="T15">isnull(cv.brand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make,</text:span></text:p>
      <text:p text:style-name="P12"><text:span text:style-name="T11"><text:tab/></text:span><text:span text:style-name="T15">isnull(cv.vehicle_line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model,</text:span></text:p>
      <text:p text:style-name="P12"><text:span text:style-name="T11"><text:tab/></text:span><text:span text:style-name="T15">isnull(</text:span><text:span text:style-name="T21">substring</text:span><text:span text:style-name="T15">(cv.vehicle_model_year,</text:span><text:span text:style-name="T11"> </text:span><text:span text:style-name="T25">1</text:span><text:span text:style-name="T15">,</text:span><text:span text:style-name="T11"> </text:span><text:span text:style-name="T25">4</text:span><text:span text:style-name="T15">),</text:span></text:p>
      <text:p text:style-name="P12"><text:span text:style-name="T11"><text:tab/></text:span><text:span text:style-name="T19">''</text:span><text:span text:style-name="T15">)</text:span><text:span text:style-name="T11"> </text:span><text:span text:style-name="T15">model_year,</text:span></text:p>
      <text:p text:style-name="P12"><text:span text:style-name="T11"><text:tab/></text:span><text:span text:style-name="T15">cvo.deleted,</text:span></text:p>
      <text:p text:style-name="P12"><text:span text:style-name="T11"><text:tab/></text:span><text:span text:style-name="T15">cioc.cust1_indibb59ividual_ida</text:span><text:span text:style-name="T11"> </text:span><text:span text:style-name="T15">individual_id</text:span></text:p>
      <text:p text:style-name="P12"><text:span text:style-name="T5">from</text:span></text:p>
      <text:p text:style-name="P12"><text:span text:style-name="T11"><text:tab/></text:span><text:span text:style-name="T15">cust1_vehicle_ownership</text:span><text:span text:style-name="T11"> </text:span><text:span text:style-name="T15">cvo</text:span></text:p>
      <text:p text:style-name="P12"><text:span text:style-name="T5">left</text:span><text:span text:style-name="T11"> </text:span><text:span text:style-name="T5">join</text:span><text:span text:style-name="T11"> </text:span><text:span text:style-name="T15">cust1_vehicle</text:span><text:span text:style-name="T11"> </text:span><text:span text:style-name="T15">cv</text:span><text:span text:style-name="T11"> </text:span><text:span text:style-name="T5">on</text:span></text:p>
      <text:p text:style-name="P12"><text:span text:style-name="T11"><text:tab/></text:span><text:span text:style-name="T15">cvo.vin</text:span><text:span text:style-name="T11"> </text:span><text:span text:style-name="T15">=</text:span><text:span text:style-name="T11"> </text:span><text:span text:style-name="T15">cv.vin</text:span></text:p>
      <text:p text:style-name="P12"><text:span text:style-name="T5">left</text:span><text:span text:style-name="T11"> </text:span><text:span text:style-name="T5">join</text:span><text:span text:style-name="T11"> </text:span><text:span text:style-name="T15">cust1_indivle_ownership_c</text:span><text:span text:style-name="T11"> </text:span><text:span text:style-name="T15">cioc</text:span><text:span text:style-name="T11"> </text:span><text:span text:style-name="T5">on</text:span></text:p>
      <text:p text:style-name="P12"><text:span text:style-name="T11"><text:tab/></text:span><text:span text:style-name="T15">(cvo.id</text:span><text:span text:style-name="T11"> </text:span><text:span text:style-name="T15">=</text:span><text:span text:style-name="T11"> </text:span><text:span text:style-name="T15">cioc.cust1_indi8483nership_idb),</text:span></text:p>
      <text:p text:style-name="P12"><text:span text:style-name="T11"><text:tab/></text:span><text:span text:style-name="T15">cust1_individual</text:span><text:span text:style-name="T11"> </text:span><text:span text:style-name="T15">ci</text:span></text:p>
      <text:p text:style-name="P12"><text:span text:style-name="T5">where</text:span></text:p>
      <text:p text:style-name="P12"><text:span text:style-name="T11"><text:tab/></text:span><text:span text:style-name="T15">ci.id</text:span><text:span text:style-name="T11"> </text:span><text:span text:style-name="T15">=</text:span><text:span text:style-name="T11"> </text:span><text:span text:style-name="T15">cioc.cust1_indibb59ividual_ida</text:span></text:p>
      <text:p text:style-name="P12"><text:span text:style-name="T11"><text:tab/></text:span><text:span text:style-name="T5">and</text:span><text:span text:style-name="T11"> </text:span><text:span text:style-name="T15">cvo.date_entered</text:span><text:span text:style-name="T11"> </text:span><text:span text:style-name="T15">&gt;</text:span><text:span text:style-name="T11"> </text:span><text:span text:style-name="T21">:markerDate</text:span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0:56:35.028424962</meta:creation-date>
    <dc:date>2018-10-15T12:03:08.574445956</dc:date>
    <meta:editing-duration>PT1H5M46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4" meta:paragraph-count="184" meta:word-count="329" meta:character-count="4110" meta:non-whitespace-character-count="3809"/>
  </office:meta>
</office:document-meta>
</file>